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0.5541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0" style:family="table-row">
      <style:table-row-properties style:row-height="0.5493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836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2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4" style:family="table-row">
      <style:table-row-properties style:row-height="1.4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87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9" style:parent-style-name="Standard" style:family="paragraph">
      <style:text-properties fo:language="es" fo:country="MX"/>
    </style:style>
    <style:style style:name="P90" style:parent-style-name="Standard" style:family="paragraph">
      <style:text-properties fo:language="es" fo:country="MX"/>
    </style:style>
    <style:style style:name="P91" style:parent-style-name="Standard" style:family="paragraph">
      <style:text-properties fo:language="es" fo:country="MX"/>
    </style:style>
    <style:style style:name="P92" style:parent-style-name="Standard" style:family="paragraph">
      <style:text-properties fo:language="es" fo:country="MX"/>
    </style:style>
    <style:style style:name="P93" style:parent-style-name="Standard" style:family="paragraph">
      <style:text-properties style:font-name="Calibri" fo:color="#000000" fo:font-size="26pt" style:font-size-asian="26pt" fo:language="es" fo:country="MX"/>
    </style:style>
    <style:style style:name="P94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.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Ing. Claudia Rodrí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07: Fundamentos de Lenguaje C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Trejo Rodríguez Felipe Sebastián</text:p>
          </table:table-cell>
        </table:table-row>
        <table:table-row table:style-name="TableRow64">
          <table:table-cell table:style-name="TableCell65">
            <text:p text:style-name="P66"/>
            <text:p text:style-name="P67">Semestre:</text:p>
          </table:table-cell>
          <table:table-cell table:style-name="TableCell68">
            <text:p text:style-name="P69">2018-1</text:p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Fecha de entrega:</text:span></text:p>
          </table:table-cell>
          <table:table-cell table:style-name="TableCell75">
            <text:p text:style-name="P76">2 de octubre del 2017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Observaciones:</text:span></text:p>
          </table:table-cell>
          <table:table-cell table:style-name="TableCell82">
            <text:p text:style-name="P83">Me alegra poder empezar a hacer prácticas en C. Es muy diferente hacer el algoritmo o el diagrama de flujo a estar trabajando en el código y empezar a crear el programa. Estar frente al monitor y escribir las instrucciones en lenguajes que<text:s/>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no se utilizan comúnmente en la vida cotidiana para crear un programa que sí es de uso común en las personas es impresionante.<text:s/><text:line-break/>En general, esta práctica en el laboratorio fue para reforzar lo que comenzamos a ver antes y explicarnos la función de otros comandos útiles.<text:s/>Las operaciones lógicas podrían parecer algo confusas al inicio, pero no es un problema muy grande.<text:s/></text:p>
          </table:table-cell>
        </table:table-row>
      </table:table>
      <text:p text:style-name="P89"/>
      <text:p text:style-name="P90"/>
      <text:p text:style-name="P91"/>
      <text:p text:style-name="P92"/>
      <text:p text:style-name="P93"><text:tab/><text:tab/><text:tab/><text:tab/><text:tab/>CALIFICACIÓN: __________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Usuario</dc:creator>
    <meta:creation-date>2017-10-02T06:33:00Z</meta:creation-date>
    <dc:date>2017-10-02T06:33:00Z</dc:date>
    <meta:template xlink:href="Normal" xlink:type="simple"/>
    <meta:editing-cycles>2</meta:editing-cycles>
    <meta:editing-duration>PT0S</meta:editing-duration>
    <meta:document-statistic meta:page-count="2" meta:paragraph-count="2" meta:word-count="163" meta:character-count="1063" meta:row-count="7" meta:non-whitespace-character-count="902"/>
  </office:meta>
</office:document-meta>
</file>